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c52b0"/>
    </style:style>
    <style:style style:name="P2" style:family="paragraph" style:parent-style-name="Standard">
      <style:text-properties officeooo:paragraph-rsid="002d816e"/>
    </style:style>
    <style:style style:name="P3" style:family="paragraph" style:parent-style-name="Standard">
      <style:text-properties officeooo:paragraph-rsid="0031b6fe"/>
    </style:style>
    <style:style style:name="P4" style:family="paragraph" style:parent-style-name="Standard">
      <style:text-properties officeooo:paragraph-rsid="0032fc79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officeooo:rsid="0023b8e1" officeooo:paragraph-rsid="0023b8e1" style:font-size-asian="13pt" style:font-size-complex="13pt"/>
    </style:style>
    <style:style style:name="P8" style:family="paragraph" style:parent-style-name="Standard">
      <style:text-properties fo:font-size="13pt" officeooo:paragraph-rsid="0025570e" style:font-size-asian="13pt" style:font-size-complex="13pt"/>
    </style:style>
    <style:style style:name="P9" style:family="paragraph" style:parent-style-name="Standard">
      <style:text-properties fo:font-size="13pt" officeooo:rsid="002e2417" officeooo:paragraph-rsid="0031b6fe" style:font-size-asian="13pt" style:font-size-complex="13pt"/>
    </style:style>
    <style:style style:name="P10" style:family="paragraph" style:parent-style-name="Standard">
      <style:text-properties fo:font-size="13pt" officeooo:paragraph-rsid="0031b6fe" style:font-size-asian="13pt" style:font-size-complex="13pt"/>
    </style:style>
    <style:style style:name="P11" style:family="paragraph" style:parent-style-name="Standard">
      <style:text-properties fo:font-size="13pt" officeooo:paragraph-rsid="003683de" style:font-size-asian="13pt" style:font-size-complex="13pt"/>
    </style:style>
    <style:style style:name="P12" style:family="paragraph" style:parent-style-name="Standard">
      <style:text-properties fo:font-size="13pt" fo:language="ru" fo:country="RU" style:font-size-asian="13pt" style:font-size-complex="13pt"/>
    </style:style>
    <style:style style:name="P13" style:family="paragraph" style:parent-style-name="Standard">
      <style:text-properties fo:font-size="13pt" fo:language="ru" fo:country="RU" officeooo:paragraph-rsid="003683de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fo:language="ru" fo:country="RU" fo:font-weight="bold" officeooo:rsid="003683de" officeooo:paragraph-rsid="003683de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language="ru" fo:country="RU" fo:font-weight="bold" officeooo:rsid="003683de" officeooo:paragraph-rsid="003683de" style:font-size-asian="13pt" style:font-weight-asian="bold" style:font-size-complex="13pt" style:font-weight-complex="bold"/>
    </style:style>
    <style:style style:name="P16" style:family="paragraph" style:parent-style-name="Standard">
      <style:text-properties officeooo:paragraph-rsid="003683de"/>
    </style:style>
    <style:style style:name="P17" style:family="paragraph" style:parent-style-name="Standard">
      <style:paragraph-properties fo:text-align="center" style:justify-single-word="false"/>
      <style:text-properties officeooo:paragraph-rsid="003683de"/>
    </style:style>
    <style:style style:name="P18" style:family="paragraph" style:parent-style-name="Standard">
      <style:paragraph-properties fo:text-align="center" style:justify-single-word="false"/>
      <style:text-properties officeooo:paragraph-rsid="00382c24"/>
    </style:style>
    <style:style style:name="P19" style:family="paragraph" style:parent-style-name="Standard">
      <style:paragraph-properties fo:text-align="center" style:justify-single-word="false"/>
      <style:text-properties officeooo:paragraph-rsid="003c6a58"/>
    </style:style>
    <style:style style:name="P20" style:family="paragraph" style:parent-style-name="Standard">
      <style:paragraph-properties fo:text-align="start" style:justify-single-word="false"/>
      <style:text-properties officeooo:paragraph-rsid="00382c24"/>
    </style:style>
    <style:style style:name="P21" style:family="paragraph" style:parent-style-name="Standard">
      <style:paragraph-properties fo:text-align="start" style:justify-single-word="false"/>
      <style:text-properties officeooo:paragraph-rsid="003c6a58"/>
    </style:style>
    <style:style style:name="P22" style:family="paragraph" style:parent-style-name="Standard">
      <style:paragraph-properties fo:text-align="start" style:justify-single-word="false"/>
      <style:text-properties officeooo:paragraph-rsid="003e191a"/>
    </style:style>
    <style:style style:name="P23" style:family="paragraph" style:parent-style-name="Standard">
      <style:paragraph-properties fo:text-align="start" style:justify-single-word="false"/>
      <style:text-properties officeooo:rsid="003e4b8d" officeooo:paragraph-rsid="003e4b8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70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158bb"/>
    </style:style>
    <style:style style:name="T5" style:family="text">
      <style:text-properties fo:language="ru" fo:country="RU" officeooo:rsid="0021b8db"/>
    </style:style>
    <style:style style:name="T6" style:family="text">
      <style:text-properties fo:language="ru" fo:country="RU" officeooo:rsid="0025570e"/>
    </style:style>
    <style:style style:name="T7" style:family="text">
      <style:text-properties fo:language="ru" fo:country="RU" officeooo:rsid="0025da09"/>
    </style:style>
    <style:style style:name="T8" style:family="text">
      <style:text-properties fo:language="ru" fo:country="RU" officeooo:rsid="0031b6fe"/>
    </style:style>
    <style:style style:name="T9" style:family="text">
      <style:text-properties fo:language="ru" fo:country="RU" officeooo:rsid="0032fc79"/>
    </style:style>
    <style:style style:name="T10" style:family="text">
      <style:text-properties fo:language="ru" fo:country="RU" officeooo:rsid="0033dc3c"/>
    </style:style>
    <style:style style:name="T11" style:family="text">
      <style:text-properties officeooo:rsid="0021b8db"/>
    </style:style>
    <style:style style:name="T12" style:family="text">
      <style:text-properties officeooo:rsid="00227aad"/>
    </style:style>
    <style:style style:name="T13" style:family="text">
      <style:text-properties style:font-name="Liberation Mono" fo:font-size="13pt" fo:language="ru" fo:country="RU" officeooo:rsid="002d816e" style:font-name-asian="Courier New" style:font-size-asian="13pt" style:font-name-complex="Liberation Mono" style:font-size-complex="13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language="en" fo:country="US" style:font-size-asian="13pt" style:font-size-complex="13pt"/>
    </style:style>
    <style:style style:name="T16" style:family="text">
      <style:text-properties fo:font-size="13pt" fo:language="en" fo:country="US" officeooo:rsid="0023b8e1" style:font-size-asian="13pt" style:font-size-complex="13pt"/>
    </style:style>
    <style:style style:name="T17" style:family="text">
      <style:text-properties fo:font-size="13pt" fo:language="en" fo:country="US" officeooo:rsid="0025570e" style:font-size-asian="13pt" style:font-size-complex="13pt"/>
    </style:style>
    <style:style style:name="T18" style:family="text">
      <style:text-properties fo:font-size="13pt" fo:language="ru" fo:country="RU" style:font-size-asian="13pt" style:font-size-complex="13pt"/>
    </style:style>
    <style:style style:name="T19" style:family="text">
      <style:text-properties fo:font-size="13pt" fo:language="ru" fo:country="RU" officeooo:rsid="0023b8e1" style:font-size-asian="13pt" style:font-size-complex="13pt"/>
    </style:style>
    <style:style style:name="T20" style:family="text">
      <style:text-properties fo:font-size="13pt" fo:language="ru" fo:country="RU" officeooo:rsid="002970ec" style:font-size-asian="13pt" style:font-size-complex="13pt"/>
    </style:style>
    <style:style style:name="T21" style:family="text">
      <style:text-properties fo:font-size="13pt" fo:language="ru" fo:country="RU" officeooo:rsid="0026baed" style:font-size-asian="13pt" style:font-size-complex="13pt"/>
    </style:style>
    <style:style style:name="T22" style:family="text">
      <style:text-properties fo:font-size="13pt" fo:language="ru" fo:country="RU" officeooo:rsid="0025570e" style:font-size-asian="13pt" style:font-size-complex="13pt"/>
    </style:style>
    <style:style style:name="T23" style:family="text">
      <style:text-properties fo:font-size="13pt" fo:language="ru" fo:country="RU" officeooo:rsid="002b2c23" style:font-size-asian="13pt" style:font-size-complex="13pt"/>
    </style:style>
    <style:style style:name="T24" style:family="text">
      <style:text-properties fo:font-size="13pt" fo:language="ru" fo:country="RU" officeooo:rsid="0025f680" style:font-size-asian="13pt" style:font-size-complex="13pt"/>
    </style:style>
    <style:style style:name="T25" style:family="text">
      <style:text-properties fo:font-size="13pt" fo:language="ru" fo:country="RU" officeooo:rsid="0031b6fe" style:font-size-asian="13pt" style:font-size-complex="13pt"/>
    </style:style>
    <style:style style:name="T26" style:family="text">
      <style:text-properties fo:font-size="13pt" fo:language="ru" fo:country="RU" officeooo:rsid="0032fc79" style:font-size-asian="13pt" style:font-size-complex="13pt"/>
    </style:style>
    <style:style style:name="T27" style:family="text">
      <style:text-properties fo:font-size="13pt" fo:language="ru" fo:country="RU" officeooo:rsid="002158bb" style:font-size-asian="13pt" style:font-size-complex="13pt"/>
    </style:style>
    <style:style style:name="T28" style:family="text">
      <style:text-properties fo:font-size="13pt" fo:language="ru" fo:country="RU" officeooo:rsid="002c52b0" style:font-size-asian="13pt" style:font-size-complex="13pt"/>
    </style:style>
    <style:style style:name="T29" style:family="text">
      <style:text-properties fo:font-size="13pt" fo:language="ru" fo:country="RU" fo:font-weight="bold" officeooo:rsid="003683de" style:font-size-asian="13pt" style:font-weight-asian="bold" style:font-size-complex="13pt" style:font-weight-complex="bold"/>
    </style:style>
    <style:style style:name="T30" style:family="text">
      <style:text-properties fo:font-size="13pt" fo:language="ru" fo:country="RU" fo:font-weight="bold" officeooo:rsid="00382c24" style:font-size-asian="13pt" style:font-weight-asian="bold" style:font-size-complex="13pt" style:font-weight-complex="bold"/>
    </style:style>
    <style:style style:name="T31" style:family="text">
      <style:text-properties fo:font-size="13pt" fo:language="ru" fo:country="RU" fo:font-weight="bold" officeooo:rsid="003c6a58" style:font-size-asian="13pt" style:font-weight-asian="bold" style:font-size-complex="13pt" style:font-weight-complex="bold"/>
    </style:style>
    <style:style style:name="T32" style:family="text"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T33" style:family="text">
      <style:text-properties fo:font-size="13pt" fo:language="ru" fo:country="RU" fo:font-weight="normal" officeooo:rsid="00382c24" style:font-size-asian="13pt" style:font-weight-asian="normal" style:font-size-complex="13pt" style:font-weight-complex="normal"/>
    </style:style>
    <style:style style:name="T34" style:family="text">
      <style:text-properties fo:font-size="13pt" fo:language="ru" fo:country="RU" fo:font-weight="normal" officeooo:rsid="003a9f87" style:font-size-asian="13pt" style:font-weight-asian="normal" style:font-size-complex="13pt" style:font-weight-complex="normal"/>
    </style:style>
    <style:style style:name="T35" style:family="text">
      <style:text-properties fo:font-size="13pt" fo:language="ru" fo:country="RU" fo:font-weight="normal" officeooo:rsid="003c6a58" style:font-size-asian="13pt" style:font-weight-asian="normal" style:font-size-complex="13pt" style:font-weight-complex="normal"/>
    </style:style>
    <style:style style:name="T36" style:family="text">
      <style:text-properties fo:font-size="13pt" fo:language="ru" fo:country="RU" fo:font-weight="normal" officeooo:rsid="003e191a" style:font-size-asian="13pt" style:font-weight-asian="normal" style:font-size-complex="13pt" style:font-weight-complex="normal"/>
    </style:style>
    <style:style style:name="T37" style:family="text">
      <style:text-properties fo:font-size="13pt" fo:language="ru" fo:country="RU" fo:font-weight="normal" officeooo:rsid="003e4b8d" style:font-size-asian="13pt" style:font-weight-asian="normal" style:font-size-complex="13pt" style:font-weight-complex="normal"/>
    </style:style>
    <style:style style:name="T38" style:family="text">
      <style:text-properties fo:font-size="13pt" fo:language="ru" fo:country="RU" fo:font-weight="normal" officeooo:rsid="003ffe62" style:font-size-asian="13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Простейшие возможности криптографического</text:span> пакет<text:span text:style-name="T12">а</text:span> <text:span text:style-name="T1">OpenSSL </text:span><text:span text:style-name="T3">посредством </text:span>стандартной командной оболочки <text:span text:style-name="T1">Linux </text:span>или <text:span text:style-name="T1">Windows.</text:span></text:p>
      <text:p text:style-name="P5"><text:span text:style-name="T1"/></text:p>
      <text:p text:style-name="Standard"><text:span text:style-name="T14">Под </text:span><text:span text:style-name="T15">Windows OpenSSL </text:span><text:span text:style-name="T18">проще всего получить в комплекте с </text:span><text:span text:style-name="T15">Git </text:span><text:a xlink:type="simple" xlink:href="https://git-scm.com/" text:style-name="Internet_20_link" text:visited-style-name="Visited_20_Internet_20_Link"><text:span text:style-name="T18">https://git-scm.com/</text:span></text:a></text:p>
      <text:p text:style-name="P6"><text:span text:style-name="T3">Необходимо прописать путь к </text:span><text:span text:style-name="T1">Git/mingw32/bin </text:span><text:span text:style-name="T3">в переменную </text:span><text:span text:style-name="T1">PATH </text:span><text:span text:style-name="T3">системы.</text:span></text:p>
      <text:p text:style-name="P7"><text:span text:style-name="T3">Нижеприведенные команды одинаково работают в командных оболочках Linux bash и Windows cmd</text:span></text:p>
      <text:p text:style-name="P12"/>
      <text:p text:style-name="P14">Генерация ключей</text:p>
      <text:p text:style-name="P15">Для симметричного шифрования:</text:p>
      <text:p text:style-name="P11"><text:span text:style-name="T4">запись псевдослучайных </text:span><text:span text:style-name="T5">256 бит в файл для использования в качестве ключа сессии</text:span></text:p>
      <text:p text:style-name="P13"><text:span text:style-name="Source_20_Text"><text:span text:style-name="T11">openssl rand 32 &gt; session.key</text:span></text:span></text:p>
      <text:p text:style-name="P13"><text:span text:style-name="Source_20_Text"/></text:p>
      <text:p text:style-name="P15">Для асимметричного шифрования:</text:p>
      <text:p text:style-name="P6"><text:span text:style-name="T3">Генерация секретного ключа в файл </text:span><text:span text:style-name="T1">my.key </text:span><text:span text:style-name="T3">зашифрованного алгоритмом </text:span><text:span text:style-name="T1">des3:</text:span></text:p>
      <text:p text:style-name="Standard"><text:span text:style-name="Source_20_Text"><text:span text:style-name="T18">openssl genrsa -</text:span></text:span><text:span text:style-name="Source_20_Text"><text:span text:style-name="T15">des3 </text:span></text:span><text:span text:style-name="Source_20_Text"><text:span text:style-name="T16">&gt; my.key</text:span></text:span></text:p>
      <text:p text:style-name="Standard"><text:span text:style-name="Source_20_Text"><text:span text:style-name="T15"/></text:span></text:p>
      <text:p text:style-name="P12">Вычисление публичного ключа из секретного:</text:p>
      <text:p text:style-name="Standard"><text:span text:style-name="Source_20_Text"><text:span text:style-name="T18">openssl rsa -pubout </text:span></text:span><text:span text:style-name="Source_20_Text"><text:span text:style-name="T19">&lt; my.key &gt; my.pub</text:span></text:span></text:p>
      <text:p text:style-name="P17"><text:span text:style-name="Source_20_Text"><text:span text:style-name="T29"/></text:span></text:p>
      <text:p text:style-name="P17"><text:span text:style-name="Source_20_Text"><text:span text:style-name="T29">Алгоритм RSA: асимметричное шифрование, цифровая подпись</text:span></text:span></text:p>
      <text:p text:style-name="P17"><text:span text:style-name="Source_20_Text"><text:span text:style-name="T29"/></text:span></text:p>
      <text:p text:style-name="P6"><text:bookmark-start text:name="__DdeLink__805_4347583"/><text:span text:style-name="T3">Шифрование короткого файла </text:span><text:span text:style-name="T1">message.txt </text:span><text:span text:style-name="T3">публичным ключом </text:span><text:span text:style-name="T1">key.pub </text:span><text:span text:style-name="T3">в файл </text:span><text:span text:style-name="T1">message.cpf </text:span><text:span text:style-name="T3">в кодировке </text:span><text:span text:style-name="T1">base64 </text:span><text:span text:style-name="T3">с помощью алгоритма </text:span><text:span text:style-name="T1">RSA:</text:span></text:p>
      <text:p text:style-name="Standard"><text:span text:style-name="Source_20_Text"><text:span text:style-name="T18">openssl rsautl -encrypt -inkey key.pub -pub</text:span></text:span><text:span text:style-name="Source_20_Text"><text:span text:style-name="T20">in</text:span></text:span><text:span text:style-name="Source_20_Text"><text:span text:style-name="T18"> </text:span></text:span><text:span text:style-name="Source_20_Text"><text:span text:style-name="T21">&lt; message.txt</text:span></text:span><text:span text:style-name="Source_20_Text"><text:span text:style-name="T18"> | </text:span></text:span><text:span text:style-name="Source_20_Text"><text:span text:style-name="T15">openssl </text:span></text:span><text:span text:style-name="Source_20_Text"><text:span text:style-name="T18">base64 &gt; message.cp</text:span></text:span><text:span text:style-name="Source_20_Text"><text:span text:style-name="T15">f</text:span></text:span><text:bookmark-end text:name="__DdeLink__805_4347583"/></text:p>
      <text:p text:style-name="Standard"><text:span text:style-name="Source_20_Text"><text:span text:style-name="T15"/></text:span></text:p>
      <text:p text:style-name="P8"><text:span text:style-name="T2">Непосредственное шифрование текста с выводом шифрограммы в консоль в кодировке base64</text:span></text:p>
      <text:p text:style-name="P2"><text:span text:style-name="Source_20_Text"><text:span text:style-name="T22">echo </text:span></text:span><text:span text:style-name="Source_20_Text"><text:span text:style-name="T13">"</text:span></text:span><text:span text:style-name="Source_20_Text"><text:span text:style-name="T22">сообщение</text:span></text:span><text:span text:style-name="Source_20_Text"><text:span text:style-name="T13">"</text:span></text:span><text:span text:style-name="Source_20_Text"><text:span text:style-name="T22"> | openssl rsautl -encrypt -inkey key.pub -pub</text:span></text:span><text:span text:style-name="Source_20_Text"><text:span text:style-name="T23">in</text:span></text:span><text:span text:style-name="Source_20_Text"><text:span text:style-name="T22"> | </text:span></text:span><text:span text:style-name="Source_20_Text"><text:span text:style-name="T17">openssl </text:span></text:span><text:span text:style-name="Source_20_Text"><text:span text:style-name="T22">base64</text:span></text:span></text:p>
      <text:p text:style-name="Standard"><text:span text:style-name="Source_20_Text"><text:span text:style-name="T15"/></text:span></text:p>
      <text:p text:style-name="P6"><text:span text:style-name="T3">Расшифровка файла в кодировке </text:span><text:span text:style-name="T1">base64 </text:span><text:span text:style-name="T3">секретным ключом </text:span><text:span text:style-name="T1">my.key </text:span><text:span text:style-name="T3">в файл </text:span><text:span text:style-name="T1">message.txt</text:span></text:p>
      <text:p text:style-name="Standard"><text:span text:style-name="Source_20_Text"><text:span text:style-name="T15">openssl </text:span></text:span><text:span text:style-name="Source_20_Text"><text:span text:style-name="T18">base64 -d &lt; message.cp</text:span></text:span><text:span text:style-name="Source_20_Text"><text:span text:style-name="T22">f</text:span></text:span><text:span text:style-name="Source_20_Text"><text:span text:style-name="T18"> | openssl rsautl -decryp</text:span></text:span><text:span text:style-name="Source_20_Text"><text:span text:style-name="T22">t</text:span></text:span><text:span text:style-name="Source_20_Text"><text:span text:style-name="T18"> -inkey my.key </text:span></text:span><text:span text:style-name="Source_20_Text"><text:span text:style-name="T22">&gt; message.txt</text:span></text:span></text:p>
      <text:p text:style-name="Standard"><text:span text:style-name="Source_20_Text"><text:span text:style-name="T22"/></text:span></text:p>
      <text:p text:style-name="P8"><text:soft-page-break/><text:span text:style-name="T6">непосредственная расшифровка </text:span><text:span text:style-name="T7">введенной шифрограммы</text:span><text:span text:style-name="T6"> с выводом в консоль</text:span></text:p>
      <text:p text:style-name="P2"><text:span text:style-name="Source_20_Text"><text:span text:style-name="T22">echo </text:span></text:span><text:span text:style-name="Source_20_Text"><text:span text:style-name="T13">"</text:span></text:span><text:span text:style-name="Source_20_Text"><text:span text:style-name="T24">шифрограмма</text:span></text:span><text:span text:style-name="Source_20_Text"><text:span text:style-name="T13">"</text:span></text:span><text:span text:style-name="Source_20_Text"><text:span text:style-name="T22"> | openssl base64 -d | openssl rsautl -decrypt -inkey my.key</text:span></text:span></text:p>
      <text:p text:style-name="Standard"><text:span text:style-name="Source_20_Text"><text:span text:style-name="T18"/></text:span></text:p>
      <text:p text:style-name="P9"><text:span text:style-name="T3">Подпись </text:span><text:span text:style-name="T8">короткого файла message.txt секретным ключом my.key в файл message.sgn </text:span><text:span text:style-name="T9">в кодировке base64</text:span></text:p>
      <text:p text:style-name="P3"><text:span text:style-name="Source_20_Text"><text:span text:style-name="T25">openssl rsautl -sign -inkey my.key &lt; message.txt | openssl base64 &gt; message.sgn</text:span></text:span></text:p>
      <text:p text:style-name="P3"><text:span text:style-name="Source_20_Text"><text:span text:style-name="T25"/></text:span></text:p>
      <text:p text:style-name="P10"><text:span text:style-name="T8">восстановление содержимого подписанного файла message.sgn публичным ключом key.pub в файл </text:span><text:span text:style-name="T10">message.txt</text:span></text:p>
      <text:p text:style-name="P4"><text:span text:style-name="Source_20_Text"><text:span text:style-name="T26">openssl base64 -d &lt; message.sgn | openssl rsautl -verify -inkey test.pub -pubin &gt; message.txt</text:span></text:span></text:p>
      <text:p text:style-name="Standard"><text:span text:style-name="Source_20_Text"><text:span text:style-name="T18"/></text:span></text:p>
      <text:p text:style-name="P17"><text:span text:style-name="Source_20_Text"><text:span text:style-name="T29">Алгоритм AES: симметричное шифрование</text:span></text:span></text:p>
      <text:p text:style-name="Standard"><text:span text:style-name="Source_20_Text"><text:span text:style-name="T18"/></text:span></text:p>
      <text:p text:style-name="Standard"><text:span text:style-name="T18">шифрование файла </text:span><text:span text:style-name="T15">file.jpg </text:span><text:span text:style-name="T18">симметричным алгоритмом </text:span><text:span text:style-name="T15"><text:s/>AES256 </text:span><text:span text:style-name="T18">в режиме </text:span><text:span text:style-name="T15">CBC </text:span><text:span text:style-name="T18">с использованием файла </text:span><text:span text:style-name="T15">session.key </text:span><text:span text:style-name="T18">в качестве сеансового ключа с выходом в кодировке </text:span><text:span text:style-name="T15">base64 (</text:span><text:span text:style-name="T18">ключ -а) и выходным файлом </text:span><text:span text:style-name="T15">file.jpg.cpf.</text:span></text:p>
      <text:p text:style-name="Standard"><text:span text:style-name="Source_20_Text"><text:span text:style-name="T18">openssl aes-256-cbc -a -kfile session.key &lt; file.jpg &gt; file.jpg.cp</text:span></text:span><text:span text:style-name="Source_20_Text"><text:span text:style-name="T15">f</text:span></text:span></text:p>
      <text:p text:style-name="P6"><text:span text:style-name="T3">Используйте шифрование посредством </text:span><text:span text:style-name="T1">RSA </text:span><text:span text:style-name="T3">для передачи сеансового ключа.</text:span></text:p>
      <text:p text:style-name="Standard"><text:span text:style-name="Source_20_Text"><text:span text:style-name="T18"/></text:span></text:p>
      <text:p text:style-name="P6"><text:span text:style-name="T3">Расшифровка (ключ </text:span><text:span text:style-name="T1">-d)</text:span><text:span text:style-name="T3"> файла зашифрованного алгоритмом </text:span><text:span text:style-name="T1">AES256 </text:span><text:span text:style-name="T3">в режиме </text:span><text:span text:style-name="T1">CBC</text:span><text:span text:style-name="T3"> в кодировке </text:span><text:span text:style-name="T1">base64 (</text:span><text:span text:style-name="T3">ключ -</text:span><text:span text:style-name="T1">a) </text:span><text:span text:style-name="T3">с использованием файла </text:span><text:span text:style-name="T1">session.key </text:span><text:span text:style-name="T3">в качестве ключа. </text:span></text:p>
      <text:p text:style-name="Standard"><text:span text:style-name="Source_20_Text"><text:span text:style-name="T18">openssl aes-256-cbc -d -a -kfile session.key &lt; file.jpg.</text:span></text:span><text:span text:style-name="Source_20_Text"><text:span text:style-name="T15">cpt</text:span></text:span><text:span text:style-name="Source_20_Text"><text:span text:style-name="T18"> &gt; file.jpg</text:span></text:span></text:p>
      <text:p text:style-name="P1"><text:span text:style-name="Source_20_Text"><text:span text:style-name="T28"/></text:span></text:p>
      <text:p text:style-name="P17"><text:span text:style-name="Source_20_Text"><text:span text:style-name="T29">Вычисление контрольной суммы</text:span></text:span></text:p>
      <text:p text:style-name="P17"><text:span text:style-name="Source_20_Text"><text:span text:style-name="T29"/></text:span></text:p>
      <text:p text:style-name="P11"><text:span text:style-name="T3">создание </text:span><text:span text:style-name="T1">SHA-256 </text:span><text:span text:style-name="T3">хеша содержимого файла </text:span><text:span text:style-name="T1">file.jpg</text:span></text:p>
      <text:p text:style-name="P16"><text:span text:style-name="Source_20_Text"><text:span text:style-name="T28">openssl dgst -sha256 &lt; file.jpg &gt; </text:span></text:span><text:span text:style-name="Source_20_Text"><text:span text:style-name="T27">file.jpg.sum</text:span></text:span></text:p>
      <text:p text:style-name="P16"><text:span text:style-name="Source_20_Text"><text:span text:style-name="T27"/></text:span></text:p>
      <text:p text:style-name="P18"><text:span text:style-name="T30">Методика обмена данными</text:span></text:p>
      <text:p text:style-name="P18"><text:span text:style-name="T30"/></text:p>
      <text:p text:style-name="P20"><text:span text:style-name="T33">1. Инициирующая сторона генерирует себе пару секретный/публичный RSA ключ.</text:span></text:p>
      <text:p text:style-name="P20"><text:span text:style-name="T33">2. Публичный ключ пересылается второй стороне по защищенному каналу, либо по независимому открытому каналу.</text:span></text:p>
      <text:p text:style-name="P20"><text:span text:style-name="T33">3. Вторая сторона генерирует себе пару RSA ключей.</text:span></text:p>
      <text:p text:style-name="P20"><text:span text:style-name="T33">4. публичный ключ второй стороны зашифровывается публичным ключом первой стороны и передается первой по открытому каналу</text:span></text:p>
      <text:p text:style-name="P20"><text:soft-page-break/><text:span text:style-name="T33">А1. Сообщения шифруются непосредственно публичным ключом адресата асимметричным алгоритмом RSA, и пересылаются ему по открытому каналу.</text:span></text:p>
      <text:p text:style-name="P20"><text:span text:style-name="T33">А2. Адресат дешифрует сообщение своим секретным ключом</text:span></text:p>
      <text:p text:style-name="P20"><text:span text:style-name="T33"/></text:p>
      <text:p text:style-name="P20"><text:span text:style-name="T33">Б1. одной из сторон генерируется ключ сессии.</text:span></text:p>
      <text:p text:style-name="P20"><text:span text:style-name="T33">Б2. ключ сессии шифруется публичным ключом второй стороны </text:span><text:span text:style-name="T35">с помощью RSA</text:span><text:span text:style-name="T33"> и пересылается </text:span><text:span text:style-name="T34">ей</text:span><text:span text:style-name="T33"> по открытому каналу</text:span></text:p>
      <text:p text:style-name="P20"><text:span text:style-name="T33">Б3. Вторая сторона дешифрует ключ сессии своим секретным ключом</text:span></text:p>
      <text:p text:style-name="P20"><text:span text:style-name="T33">Б4. Сообщения шифруются и дешифруются одним и тем-же ключом сессии посредством симметричного шифрования.</text:span></text:p>
      <text:p text:style-name="P20"><text:span text:style-name="T33"/></text:p>
      <text:p text:style-name="P19"><text:span text:style-name="T31">Уязвимости</text:span></text:p>
      <text:p text:style-name="P21"><text:span text:style-name="T35"/></text:p>
      <text:p text:style-name="P21"><text:span text:style-name="T35">1. угон секретного ключа.</text:span></text:p>
      <text:p text:style-name="P21"><text:span text:style-name="T35"><text:tab/>Не пересылайте никому секретный ключ. В случае любого подозрения </text:span><text:span text:style-name="T37">компрометации</text:span><text:span text:style-name="T35">, секретный ключ должен быть немедленно заменен. Хорошая практика — периодическая смена. Так-же секретный ключ рекомендуется защитить достаточно надежным паролем. Это не позволит его использовать даже в случае угона.</text:span></text:p>
      <text:p text:style-name="P22"><text:span text:style-name="T36">2. перехват и замена публичного ключа.</text:span></text:p>
      <text:p text:style-name="P22"><text:span text:style-name="T36"><text:tab/>При первой передаче публичного ключа следует </text:span><text:span text:style-name="T38">как следует</text:span><text:span text:style-name="T36"> удостовериться, что адресат получил именно ваш ключ. </text:span><text:span text:style-name="T38">Рекомендуется личная передача.</text:span></text:p>
      <text:p text:style-name="P23"><text:span text:style-name="T36">3. </text:span><text:span text:style-name="T32">Алгоритмы симметричного шифрования вскрываются при наличии достаточного количества шифротекстов. Ключ сессии должен меняться с достаточной регулярностью. При обмене большими файлами (сотни мегабайт) — </text:span><text:span text:style-name="T38">каждый файл должен шифроваться своим ключ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54:04.949170214</meta:creation-date>
    <dc:date>2017-10-11T07:13:32.141484486</dc:date>
    <meta:editing-duration>PT7H17M2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559" meta:character-count="4205" meta:non-whitespace-character-count="3692"/>
  </office:meta>
</office:document-meta>
</file>